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wJXPathBind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JXPathBinding.doSave( Widget frmModel , JXPathContext jxp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ewJXPathBinding.NewJXPathBinding( JXPathBindingBuilderBase . CommonAttributes commonAtts , String widgetId , JXPathBindingBase [ ] childBind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ewJXPathBinding.doLoad( Widget frmModel , JXPathContext jxp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ewJXPathBinding.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